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ff0000" draw:textarea-horizontal-align="justify" draw:textarea-vertical-align="middle" draw:auto-grow-height="false" fo:min-height="0.84cm" fo:min-width="0cm"/>
    </style:style>
    <style:style style:name="gr3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84cm" fo:min-width="0cm"/>
    </style:style>
    <style:style style:name="gr5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4.101cm"/>
    </style:style>
    <style:style style:name="gr7" style:family="graphic" style:parent-style-name="objectwithoutfill">
      <style:graphic-properties svg:stroke-color="#ff0000" draw:marker-end="Arrow" draw:marker-end-width="0.5cm" draw:fill="none" draw:textarea-vertical-align="middle"/>
    </style:style>
    <style:style style:name="gr8" style:family="graphic" style:parent-style-name="objectwithoutfill">
      <style:graphic-properties svg:stroke-width="0.05cm" draw:marker-start-width="0.355cm" draw:marker-end="Rounded_20_short_20_Arrow" draw:marker-end-width="0.45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0000" fo:font-size="26pt" fo:font-weight="bold" style:font-size-asian="26pt" style:font-weight-asian="bold" style:font-size-complex="26pt" style:font-weight-complex="bold"/>
    </style:style>
    <style:style style:name="T1" style:family="text">
      <style:text-properties fo:color="#ff0000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2cm" svg:height="25cm" svg:x="6.1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8.7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11.3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13.9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16.5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19.1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21.7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24.2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26.6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0.4cm" svg:height="1.09cm" svg:x="13.5cm" svg:y="15.2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0.4cm" svg:height="1.09cm" svg:x="16.1cm" svg:y="16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0.4cm" svg:height="1.09cm" svg:x="16.1cm" svg:y="15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0.4cm" svg:height="1.089cm" svg:x="16.1cm" svg:y="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1" draw:id="id1" draw:layer="layout" svg:width="0.4cm" svg:height="1.09cm" svg:x="10.9cm" svg:y="15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9cm" svg:x="18.7cm" svg:y="16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9cm" svg:x="18.7cm" svg:y="15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18.7cm" svg:y="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18.7cm" svg:y="12.7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9cm" svg:x="21.3cm" svg:y="16.4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9cm" svg:x="21.3cm" svg:y="15.1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21.3cm" svg:y="13.9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21.3cm" svg:y="12.6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23.8cm" svg:y="17.7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9cm" svg:x="23.8cm" svg:y="16.4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9cm" svg:x="23.8cm" svg:y="15.1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23.8cm" svg:y="13.9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23.8cm" svg:y="12.6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26.2cm" svg:y="17.7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9cm" svg:x="26.2cm" svg:y="16.4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9cm" svg:x="26.2cm" svg:y="15.1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26.2cm" svg:y="13.9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26.2cm" svg:y="12.6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28.4cm" svg:y="17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9cm" svg:x="28.4cm" svg:y="15.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28.4cm" svg:y="13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28.4cm" svg:y="12.6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21.3cm" svg:y="11.3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21.3cm" svg:y="10.0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23.8cm" svg:y="8.6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28.4cm" svg:y="19.1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9cm" svg:x="13.5cm" svg:y="8.8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9cm" svg:x="13.5cm" svg:y="7.5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13.5cm" svg:y="6.2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9cm" svg:x="16.1cm" svg:y="8.8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9cm" svg:x="16.1cm" svg:y="7.5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16.1cm" svg:y="6.2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16.1cm" svg:y="4.9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18.7cm" svg:y="1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9cm" svg:x="18.7cm" svg:y="8.7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9cm" svg:x="18.7cm" svg:y="7.4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18.7cm" svg:y="6.1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18.7cm" svg:y="4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21.3cm" svg:y="1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9cm" svg:x="21.3cm" svg:y="8.7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9cm" svg:x="21.3cm" svg:y="7.4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21.3cm" svg:y="6.1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21.3cm" svg:y="4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23.8cm" svg:y="1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9cm" svg:x="23.8cm" svg:y="8.7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9cm" svg:x="23.8cm" svg:y="7.3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23.8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23.8cm" svg:y="3.4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26.2cm" svg:y="1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9cm" svg:x="26.2cm" svg:y="7.2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26.2cm" svg:y="5.9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26.2cm" svg:y="4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18.7cm" svg:y="3.5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89cm" svg:x="23.8cm" svg:y="11.3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9cm" svg:x="18.7cm" svg:y="17.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9cm" svg:x="21.3cm" svg:y="19.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9cm" svg:x="23.8cm" svg:y="20.3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cm" svg:height="25cm" svg:x="28.8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9cm" svg:x="10.9cm" svg:y="0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9cm" svg:x="16.1cm" svg:y="21.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9cm" svg:x="16.1cm" svg:y="0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9cm" svg:x="10.9cm" svg:y="22.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9cm" svg:x="23.8cm" svg:y="23.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9cm" svg:x="26.2cm" svg:y="21.9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9cm" svg:x="28.4cm" svg:y="23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9cm" svg:x="8.3cm" svg:y="10.7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cm" svg:height="1.09cm" svg:x="28.4cm" svg:y="1.7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0.4cm" svg:height="1.09cm" svg:x="8.3cm" svg:y="15.21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cm" svg:y1="15.8cm" svg:x2="6.1cm" svg:y2="15.8cm">
          <text:p/>
        </draw:line>
        <draw:frame draw:style-name="gr6" draw:text-style-name="P2" draw:layer="layout" svg:width="4.9cm" svg:height="4.351cm" svg:x="0.4cm" svg:y="14.149cm">
          <draw:text-box>
            <text:p text:style-name="P1"><text:span text:style-name="T1">Incoming</text:span></text:p>
            <text:p text:style-name="P1"><text:span text:style-name="T1"/></text:p>
            <text:p text:style-name="P1"><text:span text:style-name="T1">charged particle</text:span></text:p>
          </draw:text-box>
        </draw:frame>
        <draw:line draw:style-name="gr7" draw:text-style-name="P1" draw:layer="layout" svg:x1="2.6cm" svg:y1="15.8cm" svg:x2="3.2cm" svg:y2="15.8cm">
          <text:p/>
        </draw:line>
        <draw:connector draw:style-name="gr8" draw:text-style-name="P1" draw:layer="layout" draw:type="line" svg:x1="11.3cm" svg:y1="15.815cm" svg:x2="13.5cm" svg:y2="15.826cm" draw:start-shape="id1" draw:start-glue-point="1" draw:end-shape="id2" draw:end-glue-point="3" svg:d="M11300 15815l2200 11" svg:viewBox="0 0 2201 12">
          <text:p/>
        </draw:connector>
        <draw:connector draw:style-name="gr8" draw:text-style-name="P1" draw:layer="layout" draw:type="line" svg:x1="8.7cm" svg:y1="15.755cm" svg:x2="10.9cm" svg:y2="15.815cm" draw:start-shape="id3" draw:start-glue-point="1" draw:end-shape="id1" draw:end-glue-point="3" svg:d="M8700 15755l2200 60" svg:viewBox="0 0 2201 61">
          <text:p/>
        </draw:connector>
        <draw:connector draw:style-name="gr8" draw:text-style-name="P1" draw:layer="layout" draw:type="line" svg:x1="13.9cm" svg:y1="15.826cm" svg:x2="16.1cm" svg:y2="14.544cm" draw:start-shape="id2" draw:start-glue-point="1" draw:end-shape="id4" draw:end-glue-point="3" svg:d="M13900 15826l2200-1282" svg:viewBox="0 0 2201 1283">
          <text:p/>
        </draw:connector>
        <draw:connector draw:style-name="gr8" draw:text-style-name="P1" draw:layer="layout" draw:type="line" svg:x1="13.9cm" svg:y1="15.826cm" svg:x2="16.1cm" svg:y2="15.815cm" draw:start-shape="id2" draw:start-glue-point="1" draw:end-shape="id5" draw:end-glue-point="3" svg:d="M13900 15826l2200-11" svg:viewBox="0 0 2201 12">
          <text:p/>
        </draw:connector>
        <draw:connector draw:style-name="gr8" draw:text-style-name="P1" draw:layer="layout" draw:type="line" svg:x1="13.9cm" svg:y1="15.826cm" svg:x2="16.1cm" svg:y2="17.085cm" draw:start-shape="id2" draw:start-glue-point="1" draw:end-shape="id6" draw:end-glue-point="3" svg:d="M13900 15826l2200 1259" svg:viewBox="0 0 2201 126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0cm" fo:page-height="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TE </meta:initial-creator>
    <meta:creation-date>2015-05-12T12:03:04</meta:creation-date>
    <dc:date>2017-02-18T18:21:11.688863436</dc:date>
    <dc:creator>rete </dc:creator>
    <meta:editing-duration>PT2H12M34S</meta:editing-duration>
    <meta:editing-cycles>11</meta:editing-cycles>
    <meta:generator>LibreOffice/4.3.3.2$Linux_x86 LibreOffice_project/430m0$Build-2</meta:generator>
    <meta:document-statistic meta:object-count="90"/>
  </office:meta>
</office:document-meta>
</file>